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5.108cm"/>
    </style:style>
    <style:style style:name="co3" style:family="table-column">
      <style:table-column-properties fo:break-before="auto" style:column-width="6.955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5.565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5.011cm"/>
    </style:style>
    <style:style style:name="co8" style:family="table-column">
      <style:table-column-properties fo:break-before="auto" style:column-width="6.149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2.231cm"/>
    </style:style>
    <style:style style:name="co11" style:family="table-column">
      <style:table-column-properties fo:break-before="auto" style:column-width="6.394cm"/>
    </style:style>
    <style:style style:name="co12" style:family="table-column">
      <style:table-column-properties fo:break-before="auto" style:column-width="4.006cm"/>
    </style:style>
    <style:style style:name="co13" style:family="table-column">
      <style:table-column-properties fo:break-before="auto" style:column-width="3.672cm"/>
    </style:style>
    <style:style style:name="co14" style:family="table-column">
      <style:table-column-properties fo:break-before="auto" style:column-width="2.233cm"/>
    </style:style>
    <style:style style:name="co15" style:family="table-column">
      <style:table-column-properties fo:break-before="auto" style:column-width="3.48cm"/>
    </style:style>
    <style:style style:name="co16" style:family="table-column">
      <style:table-column-properties fo:break-before="auto" style:column-width="5.41cm"/>
    </style:style>
    <style:style style:name="co17" style:family="table-column">
      <style:table-column-properties fo:break-before="auto" style:column-width="8.006cm"/>
    </style:style>
    <style:style style:name="co18" style:family="table-column">
      <style:table-column-properties fo:break-before="auto" style:column-width="2.235cm"/>
    </style:style>
    <style:style style:name="co19" style:family="table-column">
      <style:table-column-properties fo:break-before="auto" style:column-width="4.84cm"/>
    </style:style>
    <style:style style:name="co20" style:family="table-column">
      <style:table-column-properties fo:break-before="auto" style:column-width="4.674cm"/>
    </style:style>
    <style:style style:name="co21" style:family="table-column">
      <style:table-column-properties fo:break-before="auto" style:column-width="4.187cm"/>
    </style:style>
    <style:style style:name="co22" style:family="table-column">
      <style:table-column-properties fo:break-before="auto" style:column-width="4.937cm"/>
    </style:style>
    <style:style style:name="co23" style:family="table-column">
      <style:table-column-properties fo:break-before="auto" style:column-width="4.327cm"/>
    </style:style>
    <style:style style:name="co24" style:family="table-column">
      <style:table-column-properties fo:break-before="auto" style:column-width="6.638cm"/>
    </style:style>
    <style:style style:name="co25" style:family="table-column">
      <style:table-column-properties fo:break-before="auto" style:column-width="7.11cm"/>
    </style:style>
    <style:style style:name="co26" style:family="table-column">
      <style:table-column-properties fo:break-before="auto" style:column-width="3.764cm"/>
    </style:style>
    <style:style style:name="co27" style:family="table-column">
      <style:table-column-properties fo:break-before="auto" style:column-width="2.256cm"/>
    </style:style>
    <style:style style:name="co28" style:family="table-column">
      <style:table-column-properties fo:break-before="auto" style:column-width="6.048cm"/>
    </style:style>
    <style:style style:name="co29" style:family="table-column">
      <style:table-column-properties fo:break-before="auto" style:column-width="5.78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ITD">
      <style:table-properties table:display="true" style:writing-mode="lr-tb"/>
    </style:style>
    <style:style style:name="ta2" style:family="table" style:master-page-name="PageStyle_5f_OpTextil_20_Instrumentación_20_y_20_Control_20_de_20_Máquinas">
      <style:table-properties table:display="true" style:writing-mode="lr-tb"/>
    </style:style>
    <style:style style:name="ta3" style:family="table" style:master-page-name="PageStyle_5f_OpTextil_20_Física_20_de_20_Materiales">
      <style:table-properties table:display="true" style:writing-mode="lr-tb"/>
    </style:style>
    <style:style style:name="ta4" style:family="table" style:master-page-name="PageStyle_5f_OpTextil_20_Quìmica_20_de_20_Materiales">
      <style:table-properties table:display="true" style:writing-mode="lr-tb"/>
    </style:style>
    <style:style style:name="ta5" style:family="table" style:master-page-name="PageStyle_5f_OpDiseño_20_Visualización_20_de_20_datos">
      <style:table-properties table:display="true" style:writing-mode="lr-tb"/>
    </style:style>
    <style:style style:name="ta6" style:family="table" style:master-page-name="PageStyle_5f_OpDiseño_20_Diseño_20_Artesanal_20_y_20_Textil">
      <style:table-properties table:display="true" style:writing-mode="lr-tb"/>
    </style:style>
    <style:style style:name="ta7" style:family="table" style:master-page-name="PageStyle_5f_OpDiseño_20_Diseño_20_Industrial_20_y_20_Asistido_20_por_20_Computadora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LIT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13"/>
        <table:table-column table:style-name="co1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3" office:value-type="string" calcext:value-type="string" table:number-columns-spanned="7" table:number-rows-spanned="1">
            <text:p>Licenciatura en Ingeniería Textil y del Diseño</text:p>
          </table:table-cell>
          <table:covered-table-cell table:number-columns-repeated="6" table:style-name="ce3"/>
          <table:table-cell table:style-name="ce12" office:value-type="string" calcext:value-type="string">
            <text:p>Cardinal de materias por semestre</text:p>
          </table:table-cell>
          <table:table-cell table:number-columns-repeated="24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Optativa Textil 7</text:p>
          </table:table-cell>
          <table:table-cell table:style-name="ce4" office:value-type="string" calcext:value-type="string">
            <text:p>Optativa Textil 8</text:p>
          </table:table-cell>
          <table:table-cell table:style-name="ce4" office:value-type="string" calcext:value-type="string">
            <text:p>Optativa Textil 9</text:p>
          </table:table-cell>
          <table:table-cell table:style-name="ce8" office:value-type="string" calcext:value-type="string">
            <text:p>Optativa Diseño 7</text:p>
          </table:table-cell>
          <table:table-cell table:style-name="ce8" office:value-type="string" calcext:value-type="string">
            <text:p>Optativa Diseño 8</text:p>
          </table:table-cell>
          <table:table-cell table:style-name="ce8" office:value-type="string" calcext:value-type="string">
            <text:p>Optativa Diseño 9</text:p>
          </table:table-cell>
          <table:table-cell table:style-name="ce1"/>
          <table:table-cell table:style-name="ce12" table:formula="of:=COUNTIFS([.B2:.H2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Optativa Textil 4</text:p>
          </table:table-cell>
          <table:table-cell table:style-name="ce4" office:value-type="string" calcext:value-type="string">
            <text:p>Optativa Textil 5</text:p>
          </table:table-cell>
          <table:table-cell table:style-name="ce4" office:value-type="string" calcext:value-type="string">
            <text:p>Optativa Textil 6</text:p>
          </table:table-cell>
          <table:table-cell table:style-name="ce8" office:value-type="string" calcext:value-type="string">
            <text:p>Optativa Diseño 4</text:p>
          </table:table-cell>
          <table:table-cell table:style-name="ce8" office:value-type="string" calcext:value-type="string">
            <text:p>Optativa Diseño 5</text:p>
          </table:table-cell>
          <table:table-cell table:style-name="ce8" office:value-type="string" calcext:value-type="string">
            <text:p>Optativa Diseño 6</text:p>
          </table:table-cell>
          <table:table-cell table:style-name="ce1"/>
          <table:table-cell table:style-name="ce12" table:formula="of:=COUNTIFS([.B3:.H3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Optativa Textil 1</text:p>
          </table:table-cell>
          <table:table-cell table:style-name="ce4" office:value-type="string" calcext:value-type="string">
            <text:p>Optativa Textil 2</text:p>
          </table:table-cell>
          <table:table-cell table:style-name="ce4" office:value-type="string" calcext:value-type="string">
            <text:p>Optativa Textil 3</text:p>
          </table:table-cell>
          <table:table-cell table:style-name="ce8" office:value-type="string" calcext:value-type="string">
            <text:p>Optativa Diseño 1</text:p>
          </table:table-cell>
          <table:table-cell table:style-name="ce8" office:value-type="string" calcext:value-type="string">
            <text:p>Optativa Diseño 2</text:p>
          </table:table-cell>
          <table:table-cell table:style-name="ce8" office:value-type="string" calcext:value-type="string">
            <text:p>Optativa Diseño 3</text:p>
          </table:table-cell>
          <table:table-cell table:style-name="ce1"/>
          <table:table-cell table:style-name="ce12" table:formula="of:=COUNTIFS([.B4:.H4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Control e instrumentación</text:p>
          </table:table-cell>
          <table:table-cell table:style-name="ce4" office:value-type="string" calcext:value-type="string">
            <text:p>Espectroscopía molecular</text:p>
          </table:table-cell>
          <table:table-cell table:style-name="ce4" office:value-type="string" calcext:value-type="string">
            <text:p>Acabados y Confección</text:p>
          </table:table-cell>
          <table:table-cell table:style-name="ce8" office:value-type="string" calcext:value-type="string">
            <text:p>Teoría del color</text:p>
          </table:table-cell>
          <table:table-cell table:style-name="ce9" office:value-type="string" calcext:value-type="string">
            <text:p>Antropometría y ergonomía</text:p>
          </table:table-cell>
          <table:table-cell table:style-name="ce8" office:value-type="string" calcext:value-type="string">
            <text:p>Programación estadística 1</text:p>
          </table:table-cell>
          <table:table-cell table:style-name="ce11" office:value-type="string" calcext:value-type="string">
            <text:p>Contabilidad y economía</text:p>
          </table:table-cell>
          <table:table-cell table:style-name="ce12" table:formula="of:=COUNTIFS([.B5:.H5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Electrónica analógica</text:p>
          </table:table-cell>
          <table:table-cell table:style-name="ce4" office:value-type="string" calcext:value-type="string">
            <text:p>Introducción a física cuántica</text:p>
          </table:table-cell>
          <table:table-cell table:style-name="ce4" office:value-type="string" calcext:value-type="string">
            <text:p>Hilatura y Tejidos</text:p>
          </table:table-cell>
          <table:table-cell table:style-name="ce8" office:value-type="string" calcext:value-type="string">
            <text:p>Geometría del objeto</text:p>
          </table:table-cell>
          <table:table-cell table:style-name="ce8" office:value-type="string" calcext:value-type="string">
            <text:p>Geometría computacional</text:p>
          </table:table-cell>
          <table:table-cell table:style-name="ce8" office:value-type="string" calcext:value-type="string">
            <text:p>Métodos numéricos</text:p>
          </table:table-cell>
          <table:table-cell table:style-name="ce11" office:value-type="string" calcext:value-type="string">
            <text:p>Administración pública</text:p>
          </table:table-cell>
          <table:table-cell table:style-name="ce12" table:formula="of:=COUNTIFS([.B6:.H6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Circuitos eléctricos</text:p>
          </table:table-cell>
          <table:table-cell table:style-name="ce5" office:value-type="string" calcext:value-type="string">
            <text:p>Fisicoquímica</text:p>
          </table:table-cell>
          <table:table-cell table:style-name="ce5" office:value-type="string" calcext:value-type="string">
            <text:p>Balance de materia y energía</text:p>
          </table:table-cell>
          <table:table-cell table:style-name="ce8" office:value-type="string" calcext:value-type="string">
            <text:p>Estética y artes visuales</text:p>
          </table:table-cell>
          <table:table-cell table:style-name="ce8" office:value-type="string" calcext:value-type="string">
            <text:p>Introducción a diseño</text:p>
          </table:table-cell>
          <table:table-cell table:style-name="ce10" office:value-type="string" calcext:value-type="string">
            <text:p>Estadística</text:p>
          </table:table-cell>
          <table:table-cell table:style-name="ce11" office:value-type="string" calcext:value-type="string">
            <text:p>Filosofía de la ciencia</text:p>
          </table:table-cell>
          <table:table-cell table:style-name="ce12" table:formula="of:=COUNTIFS([.B7:.H7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Ecuaciones diferenciales</text:p>
          </table:table-cell>
          <table:table-cell table:style-name="ce6" office:value-type="string" calcext:value-type="string">
            <text:p>Paradigmas de programación</text:p>
          </table:table-cell>
          <table:table-cell table:style-name="ce6" office:value-type="string" calcext:value-type="string">
            <text:p>Análisis vectorial</text:p>
          </table:table-cell>
          <table:table-cell table:style-name="ce6" office:value-type="string" calcext:value-type="string">
            <text:p>Termodinámica y fluidos</text:p>
          </table:table-cell>
          <table:table-cell table:style-name="ce6" office:value-type="string" calcext:value-type="string">
            <text:p>Variable compleja</text:p>
          </table:table-cell>
          <table:table-cell table:style-name="ce10" office:value-type="string" calcext:value-type="string">
            <text:p>Probabilidad</text:p>
          </table:table-cell>
          <table:table-cell table:style-name="ce11" office:value-type="string" calcext:value-type="string">
            <text:p>Identidad y conocimiento</text:p>
          </table:table-cell>
          <table:table-cell table:style-name="ce12" table:formula="of:=COUNTIFS([.B8:.H8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Cálculo diferencial e integral</text:p>
          </table:table-cell>
          <table:table-cell table:style-name="ce6" office:value-type="string" calcext:value-type="string">
            <text:p>Algoritmia y programación estructurada</text:p>
          </table:table-cell>
          <table:table-cell table:style-name="ce6" office:value-type="string" calcext:value-type="string">
            <text:p>Álgebra lineal</text:p>
          </table:table-cell>
          <table:table-cell table:style-name="ce6" office:value-type="string" calcext:value-type="string">
            <text:p>Mecánica y electromagnetismo</text:p>
          </table:table-cell>
          <table:table-cell table:style-name="ce6" office:value-type="string" calcext:value-type="string">
            <text:p>Química inorgánica</text:p>
          </table:table-cell>
          <table:table-cell table:style-name="ce10" office:value-type="string" calcext:value-type="string">
            <text:p>Química Orgánica</text:p>
          </table:table-cell>
          <table:table-cell table:style-name="ce11" office:value-type="string" calcext:value-type="string">
            <text:p>Comunicación oral y escrita</text:p>
          </table:table-cell>
          <table:table-cell table:style-name="ce12" table:formula="of:=COUNTIFS([.B9:.H9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7"/>
          <table:table-cell table:number-columns-repeated="253"/>
        </table:table-row>
        <table:table-row table:style-name="ro1" table:number-rows-repeated="65505">
          <table:table-cell table:number-columns-repeated="257"/>
        </table:table-row>
        <table:table-row table:style-name="ro2" table:number-rows-repeated="21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LITD&quot;"/>
        </table:named-expressions>
      </table:table>
      <table:table table:name="OpTextil Instrumentación y Control de Máquinas" table:style-name="ta2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number-columns-repeated="60" table:default-cell-style-name="ce15"/>
        <table:table-column table:style-name="co14" table:number-columns-repeated="193" table:default-cell-style-name="ce13"/>
        <table:table-column table:style-name="co14" table:number-columns-repeated="16127"/>
        <table:table-row table:style-name="ro1">
          <table:table-cell table:style-name="ce14" office:value-type="string" calcext:value-type="string">
            <text:p>Semestre</text:p>
          </table:table-cell>
          <table:table-cell table:style-name="ce14" office:value-type="string" calcext:value-type="string">
            <text:p>Eje: Implementación de sistemas</text:p>
          </table:table-cell>
          <table:table-cell table:style-name="ce14" office:value-type="string" calcext:value-type="string">
            <text:p>Eje: Teoría del control</text:p>
          </table:table-cell>
          <table:table-cell table:style-name="ce14" office:value-type="string" calcext:value-type="string">
            <text:p>Eje: Instumentación</text:p>
          </table:table-cell>
          <table:table-cell table:number-columns-repeated="253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Controladores lógicos programables</text:p>
          </table:table-cell>
          <table:table-cell table:style-name="ce16" office:value-type="string" calcext:value-type="string">
            <text:p>Teoría del control 3</text:p>
          </table:table-cell>
          <table:table-cell table:style-name="ce16" office:value-type="string" calcext:value-type="string">
            <text:p>Instrumentación 3</text:p>
          </table:table-cell>
          <table:table-cell table:number-columns-repeated="253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nsores y actuadores</text:p>
          </table:table-cell>
          <table:table-cell table:style-name="ce16" office:value-type="string" calcext:value-type="string">
            <text:p>Teoría del control 2</text:p>
          </table:table-cell>
          <table:table-cell table:style-name="ce16" office:value-type="string" calcext:value-type="string">
            <text:p>Instrumentación 2</text:p>
          </table:table-cell>
          <table:table-cell table:number-columns-repeated="253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Automatización</text:p>
          </table:table-cell>
          <table:table-cell table:style-name="ce16" office:value-type="string" calcext:value-type="string">
            <text:p>Teoría del control 1</text:p>
          </table:table-cell>
          <table:table-cell table:style-name="ce16" office:value-type="string" calcext:value-type="string">
            <text:p>Instrumentación 1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Textil Instrumentación y Control de Máquinas&quot;"/>
        </table:named-expressions>
      </table:table>
      <table:table table:name="OpTextil Física de Materiales" table:style-name="ta3">
        <office:forms form:automatic-focus="false" form:apply-design-mode="false"/>
        <table:table-column table:style-name="co1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60" table:default-cell-style-name="ce7"/>
        <table:table-column table:style-name="co18" table:number-columns-repeated="193" table:default-cell-style-name="ce13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Nanotecnología</text:p>
          </table:table-cell>
          <table:table-cell table:style-name="ce4" office:value-type="string" calcext:value-type="string">
            <text:p>Defectos puntuales en sólidos</text:p>
          </table:table-cell>
          <table:table-cell table:style-name="ce4" office:value-type="string" calcext:value-type="string">
            <text:p>Difracción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Nanomateriales</text:p>
          </table:table-cell>
          <table:table-cell table:style-name="ce4" office:value-type="string" calcext:value-type="string">
            <text:p>Resistencia de materiales</text:p>
          </table:table-cell>
          <table:table-cell table:style-name="ce4" office:value-type="string" calcext:value-type="string">
            <text:p>Propiedades térmicas de materiales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Mecánica cuántica</text:p>
          </table:table-cell>
          <table:table-cell table:style-name="ce4" office:value-type="string" calcext:value-type="string">
            <text:p>Física de partículas</text:p>
          </table:table-cell>
          <table:table-cell table:style-name="ce4" office:value-type="string" calcext:value-type="string">
            <text:p>Propiedades electromagnéticas de materiales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Textil Física de Materiales&quot;"/>
        </table:named-expressions>
      </table:table>
      <table:table table:name="OpTextil Quìmica de Materiales" table:style-name="ta4">
        <office:forms form:automatic-focus="false" form:apply-design-mode="false"/>
        <table:table-column table:style-name="co1" table:default-cell-style-name="ce17"/>
        <table:table-column table:style-name="co19" table:default-cell-style-name="ce17"/>
        <table:table-column table:style-name="co20" table:default-cell-style-name="ce17"/>
        <table:table-column table:style-name="co17" table:default-cell-style-name="ce17"/>
        <table:table-column table:style-name="co18" table:number-columns-repeated="60" table:default-cell-style-name="ce17"/>
        <table:table-column table:style-name="co18" table:number-columns-repeated="193" table:default-cell-style-name="ce13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8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Reología</text:p>
          </table:table-cell>
          <table:table-cell table:style-name="ce4" office:value-type="string" calcext:value-type="string">
            <text:p>Procesos cerámicos</text:p>
          </table:table-cell>
          <table:table-cell table:style-name="ce4" office:value-type="string" calcext:value-type="string">
            <text:p>Biopolímeros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Cristalografía</text:p>
          </table:table-cell>
          <table:table-cell table:style-name="ce4" office:value-type="string" calcext:value-type="string">
            <text:p>Tecnología de polímeros</text:p>
          </table:table-cell>
          <table:table-cell table:style-name="ce4" office:value-type="string" calcext:value-type="string">
            <text:p>Propiedades térmicas de materiales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Degradación de materiales</text:p>
          </table:table-cell>
          <table:table-cell table:style-name="ce4" office:value-type="string" calcext:value-type="string">
            <text:p>Resistencia de materiales</text:p>
          </table:table-cell>
          <table:table-cell table:style-name="ce4" office:value-type="string" calcext:value-type="string">
            <text:p>Propiedades electromagnéticas de materiales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Textil Quìmica de Materiales&quot;"/>
        </table:named-expressions>
      </table:table>
      <table:table table:name="OpDiseño Visualización de datos" table:style-name="ta5">
        <office:forms form:automatic-focus="false" form:apply-design-mode="false"/>
        <table:table-column table:style-name="co1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8" table:number-columns-repeated="60" table:default-cell-style-name="ce17"/>
        <table:table-column table:style-name="co18" table:number-columns-repeated="193" table:default-cell-style-name="ce13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8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Graficación de datos</text:p>
          </table:table-cell>
          <table:table-cell table:style-name="ce8" office:value-type="string" calcext:value-type="string">
            <text:p>Matrices aleatorias</text:p>
          </table:table-cell>
          <table:table-cell table:style-name="ce8" office:value-type="string" calcext:value-type="string">
            <text:p>Visión por computadora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Programación visual</text:p>
          </table:table-cell>
          <table:table-cell table:style-name="ce8" office:value-type="string" calcext:value-type="string">
            <text:p>Procesos estocásticos</text:p>
          </table:table-cell>
          <table:table-cell table:style-name="ce8" office:value-type="string" calcext:value-type="string">
            <text:p>Narrativas de los datos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Experiencia de usuario</text:p>
          </table:table-cell>
          <table:table-cell table:style-name="ce8" office:value-type="string" calcext:value-type="string">
            <text:p>Programación estadística 2</text:p>
          </table:table-cell>
          <table:table-cell table:style-name="ce8" office:value-type="string" calcext:value-type="string">
            <text:p>Comunicación visual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Diseño Visualización de datos&quot;"/>
        </table:named-expressions>
      </table:table>
      <table:table table:name="OpDiseño Diseño Artesanal y Textil" table:style-name="ta6">
        <office:forms form:automatic-focus="false" form:apply-design-mode="false"/>
        <table:table-column table:style-name="co1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number-columns-repeated="253" table:default-cell-style-name="ce20"/>
        <table:table-column table:style-name="co27" table:number-columns-repeated="16127"/>
        <table:table-row table:style-name="ro1">
          <table:table-cell table:style-name="ce19" office:value-type="string" calcext:value-type="string">
            <text:p>Semestre</text:p>
          </table:table-cell>
          <table:table-cell table:style-name="ce19" table:number-columns-repeated="3"/>
          <table:table-cell table:number-columns-repeated="253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1" office:value-type="string" calcext:value-type="string">
            <text:p>Didáctica de la enseñanza del diseño</text:p>
          </table:table-cell>
          <table:table-cell table:style-name="ce21" office:value-type="string" calcext:value-type="string">
            <text:p>Vestido y textiles en la cultura mexicana</text:p>
          </table:table-cell>
          <table:table-cell table:style-name="ce21" office:value-type="string" calcext:value-type="string">
            <text:p>Estampados textiles</text:p>
          </table:table-cell>
          <table:table-cell table:number-columns-repeated="253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1" office:value-type="string" calcext:value-type="string">
            <text:p>Materiales regionales y nacionales</text:p>
          </table:table-cell>
          <table:table-cell table:style-name="ce21" office:value-type="string" calcext:value-type="string">
            <text:p>Historia de las artesanías en México</text:p>
          </table:table-cell>
          <table:table-cell table:style-name="ce21" office:value-type="string" calcext:value-type="string">
            <text:p>Tejido de punto</text:p>
          </table:table-cell>
          <table:table-cell table:number-columns-repeated="253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1" office:value-type="string" calcext:value-type="string">
            <text:p>Diseño del producto artesanal</text:p>
          </table:table-cell>
          <table:table-cell table:style-name="ce21" office:value-type="string" calcext:value-type="string">
            <text:p>Historia del arte mexicano</text:p>
          </table:table-cell>
          <table:table-cell table:style-name="ce21" office:value-type="string" calcext:value-type="string">
            <text:p>Tejido plano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pDiseño Diseño Industrial y Asistido por Computadora" table:style-name="ta7">
        <office:forms form:automatic-focus="false" form:apply-design-mode="false"/>
        <table:table-column table:style-name="co1" table:default-cell-style-name="ce17"/>
        <table:table-column table:style-name="co28" table:default-cell-style-name="ce17"/>
        <table:table-column table:style-name="co29" table:default-cell-style-name="ce17"/>
        <table:table-column table:style-name="co23" table:default-cell-style-name="ce17"/>
        <table:table-column table:style-name="co18" table:number-columns-repeated="60" table:default-cell-style-name="ce17"/>
        <table:table-column table:style-name="co18" table:number-columns-repeated="193" table:default-cell-style-name="ce13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Manufactura asistida por cómputo</text:p>
          </table:table-cell>
          <table:table-cell table:style-name="ce8" office:value-type="string" calcext:value-type="string">
            <text:p>Control numérico computarizado</text:p>
          </table:table-cell>
          <table:table-cell table:style-name="ce8" office:value-type="string" calcext:value-type="string">
            <text:p>Visión por computadora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Ingeniería asistida por cómputo</text:p>
          </table:table-cell>
          <table:table-cell table:style-name="ce8" office:value-type="string" calcext:value-type="string">
            <text:p>Renderizado multimedia</text:p>
          </table:table-cell>
          <table:table-cell table:style-name="ce8" office:value-type="string" calcext:value-type="string">
            <text:p>Realidad aumentada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Dibujo asistido por cómputo</text:p>
          </table:table-cell>
          <table:table-cell table:style-name="ce8" office:value-type="string" calcext:value-type="string">
            <text:p>Dibujo técnico</text:p>
          </table:table-cell>
          <table:table-cell table:style-name="ce8" office:value-type="string" calcext:value-type="string">
            <text:p>Realidad virtual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Diseño Diseño Industrial y Asistido por Computadora&quot;"/>
        </table:named-expressions>
      </table:table>
      <table:named-expressions>
        <table:named-expression table:name="Excel_BuiltIn_Print_Area" table:base-cell-address="$LITD.$A$1" table:expression="NA()"/>
        <table:named-expression table:name="Excel_BuiltIn_Print_Area_1" table:base-cell-address="$LITD.$A$1" table:expression="NA()"/>
        <table:named-expression table:name="Excel_BuiltIn_Print_Area_10" table:base-cell-address="$LITD.$A$1" table:expression="NA()"/>
        <table:named-expression table:name="Excel_BuiltIn_Print_Area_11" table:base-cell-address="$LITD.$A$1" table:expression="NA()"/>
        <table:named-expression table:name="Excel_BuiltIn_Print_Area_2" table:base-cell-address="$LITD.$A$1" table:expression="NA()"/>
        <table:named-expression table:name="Excel_BuiltIn_Print_Area_3" table:base-cell-address="$LITD.$A$1" table:expression="NA()"/>
        <table:named-expression table:name="Excel_BuiltIn_Print_Area_4" table:base-cell-address="$LITD.$A$1" table:expression="NA()"/>
        <table:named-expression table:name="Excel_BuiltIn_Print_Area_5" table:base-cell-address="$LITD.$A$1" table:expression="NA()"/>
        <table:named-expression table:name="Excel_BuiltIn_Print_Area_6" table:base-cell-address="$LITD.$A$1" table:expression="NA()"/>
        <table:named-expression table:name="Excel_BuiltIn_Print_Area_7" table:base-cell-address="$LITD.$A$1" table:expression="NA()"/>
        <table:named-expression table:name="Excel_BuiltIn_Print_Area_8" table:base-cell-address="$LITD.$A$1" table:expression="NA()"/>
        <table:named-expression table:name="Excel_BuiltIn_Print_Area_9" table:base-cell-address="$LITD.$A$1" table:expression="NA()"/>
        <table:named-expression table:name="Excel_BuiltIn_Sheet_Title" table:base-cell-address="$LITD.$A$1" table:expression="&quot;LITD&quot;"/>
        <table:named-expression table:name="Excel_BuiltIn_Sheet_Title_1" table:base-cell-address="$LITD.$A$1" table:expression="&quot;LITD&quot;"/>
        <table:named-expression table:name="Excel_BuiltIn_Sheet_Title_10" table:base-cell-address="$LITD.$A$1" table:expression="&quot;OpDiseño Teoría y Crítica del Diseño&quot;"/>
        <table:named-expression table:name="Excel_BuiltIn_Sheet_Title_11" table:base-cell-address="$LITD.$A$1" table:expression="&quot;OpDiseño Teoría y Crítica del Diseño&quot;"/>
        <table:named-expression table:name="Excel_BuiltIn_Sheet_Title_2" table:base-cell-address="$LITD.$A$1" table:expression="&quot;OpTextil Instrumentación y Control de Máquinas&quot;"/>
        <table:named-expression table:name="Excel_BuiltIn_Sheet_Title_3" table:base-cell-address="$LITD.$A$1" table:expression="&quot;OpTextil Instrumentación y Control de Máquinas&quot;"/>
        <table:named-expression table:name="Excel_BuiltIn_Sheet_Title_4" table:base-cell-address="$LITD.$A$1" table:expression="&quot;OpTextil Física y Química para Materiales&quot;"/>
        <table:named-expression table:name="Excel_BuiltIn_Sheet_Title_5" table:base-cell-address="$LITD.$A$1" table:expression="&quot;OpTextil Física y Química para Materiales&quot;"/>
        <table:named-expression table:name="Excel_BuiltIn_Sheet_Title_6" table:base-cell-address="$LITD.$A$1" table:expression="&quot;OpDiseño Visualización de datos&quot;"/>
        <table:named-expression table:name="Excel_BuiltIn_Sheet_Title_7" table:base-cell-address="$LITD.$A$1" table:expression="&quot;OpDiseño Visualización de datos&quot;"/>
        <table:named-expression table:name="Excel_BuiltIn_Sheet_Title_8" table:base-cell-address="$LITD.$A$1" table:expression="&quot;OpDiseño Diseño Industrial y Asistido por Computadora&quot;"/>
        <table:named-expression table:name="Excel_BuiltIn_Sheet_Title_9" table:base-cell-address="$LITD.$A$1" table:expression="&quot;OpDiseño Diseño Industrial y Asistido por Computadora&quot;"/>
        <table:named-expression table:name="_xlfn_COUNTIFS" table:base-cell-address="$LITD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3.175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LITD" style:display-name="PageStyle_LITD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Textil_20_Instrumentación_20_y_20_Control_20_de_20_Máquinas" style:display-name="PageStyle_OpTextil Instrumentación y Control de Máquinas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Textil_20_Física_20_de_20_Materiales" style:display-name="PageStyle_OpTextil Física de Materiales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Textil_20_Quìmica_20_de_20_Materiales" style:display-name="PageStyle_OpTextil Quìmica de Materiales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OpDiseño_20_Visualización_20_de_20_datos" style:display-name="PageStyle_OpDiseño Visualización de datos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OpDiseño_20_Diseño_20_Artesanal_20_y_20_Textil" style:display-name="PageStyle_OpDiseño Diseño Artesanal y Textil" style:page-layout-name="Mpm3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loext:header-first style:display="false">
        <text:p><text:span text:style-name="MT2">ffffff</text:span><text:span text:style-name="MT2"><text:sheet-name>???</text:sheet-name></text:span></text:p>
      </loext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loext:footer-first style:display="false">
        <text:p><text:span text:style-name="MT2">ffffffPágina </text:span><text:span text:style-name="MT2"><text:page-number>1</text:page-number></text:span></text:p>
      </loext:footer-first>
    </style:master-page>
    <style:master-page style:name="PageStyle_5f_OpDiseño_20_Diseño_20_Industrial_20_y_20_Asistido_20_por_20_Computadora" style:display-name="PageStyle_OpDiseño Diseño Industrial y Asistido por Computadora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04-12T22:21:14</meta:creation-date>
    <dc:date>2025-03-02T15:58:09.378042400</dc:date>
    <meta:print-date>2009-04-22T13:24:48</meta:print-date>
    <meta:editing-cycles>73</meta:editing-cycles>
    <meta:editing-duration>P4DT20H1M17S</meta:editing-duration>
    <meta:generator>LibreOffice/7.4.7.2$Linux_X86_64 LibreOffice_project/40$Build-2</meta:generator>
    <meta:document-statistic meta:table-count="7" meta:cell-count="153" meta:object-count="0"/>
  </office:meta>
</office:document-meta>
</file>